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subtitle">
      <style:graphic-properties draw:auto-grow-height="true" fo:min-height="12.18cm"/>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ist Temperatur?</text:p>
          </draw:text-box>
        </draw:frame>
        <draw:frame presentation:style-name="pr2" draw:layer="layout" svg:width="25.199cm" svg:height="12.18cm" svg:x="1.4cm" svg:y="4.914cm" presentation:class="subtitle">
          <draw:text-box>
            <text:p>Temperatur ist ein Maß für die mittlere Energie, die in den ungeordneten, zufälligen Translationen, Schwingungen und Rotationen der Moleküle enthalten ist, es ist eine <text:span text:style-name="T1">System</text:span>größe. </text:p>
            <text:p/>
            <text:p>Sie charakterisiert das thermische Gleichgewicht: <text:s/>Wenn zwei Körper dieselbe Temperatur haben, dann fließt keine Wärme zwischen ihnen, auch wenn sie miteinander in direktem Kontakt steh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ist Wärme?</text:p>
          </draw:text-box>
        </draw:frame>
        <draw:frame presentation:style-name="pr2" draw:layer="layout" svg:width="25.199cm" svg:height="12.18cm" svg:x="1.4cm" svg:y="4.914cm" presentation:class="subtitle" presentation:user-transformed="true">
          <draw:text-box>
            <text:p>Wärme ist eine Form von Energie, die von einem auf einen anderen Körper übergeht, wenn die Temperatur unterschiedlich ist. </text:p>
            <text:p/>
            <text:p>Die Wärme ist ein Maß der inneren Energie, die zwischen Körpern unterschiedlicher Temperatur ausgetauscht wird: sie ist, ähnlich wie die Arbeit, eine <text:span text:style-name="T1">Prozess</text:span>größ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ist der Unterschied zwischen Wärme und Temperatur?</text:p>
          </draw:text-box>
        </draw:frame>
        <draw:frame presentation:style-name="pr2" draw:layer="layout" svg:width="25.199cm" svg:height="12.18cm" svg:x="1.4cm" svg:y="4.914cm" presentation:class="subtitle">
          <draw:text-box>
            <text:p>Temperatur ist eine Systemgröße: sie ist durch den Zustand eines Systems bestimmt.</text:p>
            <text:p/>
            <text:p>Wärme ist eine Prozessgröße: sie wird durch den Austauschprozess bestimm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ist die Anomalie des Wassers?</text:p>
          </draw:text-box>
        </draw:frame>
        <draw:frame presentation:style-name="pr2" draw:layer="layout" svg:width="25.199cm" svg:height="12.18cm" svg:x="1.4cm" svg:y="4.914cm" presentation:class="subtitle" presentation:user-transformed="true">
          <draw:text-box>
            <text:p>Seine <text:span text:style-name="T1">Dichte</text:span> nimmt bei fortgesetzter Abkühlung unterhalb einer bestimmten Temperatur (~4° C) wieder ab. So hat insbesondere der Feststoff Eis eine geringere Dichte als flüssiges Wasser und schwimmt dadurch oben. </text:p>
            <text:p/>
            <text:p>Das Verhalten ist anomal, da üblicherweise die Dichte bei Abkühlung zunimm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as Gesetz von Boyle-Mariotte?</text:p>
          </draw:text-box>
        </draw:frame>
        <draw:frame presentation:style-name="pr2" draw:layer="layout" svg:width="25.199cm" svg:height="12.18cm" svg:x="1.4cm" svg:y="4.914cm" presentation:class="subtitle">
          <draw:text-box>
            <text:p>Bei einer <text:span text:style-name="T2">festen Temperatur</text:span> ist das Produkt aus Volumen <text:span text:style-name="T1">V</text:span> und Druck <text:span text:style-name="T1">p</text:span> konstant:</text:p>
            <text:p/>
            <text:p/>
          </draw:text-box>
        </draw:frame>
        <draw:frame draw:style-name="gr2" draw:text-style-name="P1" draw:layer="layout" svg:width="14.457cm" svg:height="1.122cm" svg:x="6.771cm" svg:y="12.938cm">
          <text:p/>
          <draw:object xlink:href="../Gesetz%20von%20Boyle-Mariotte.odf" xlink:type="simple" xlink:show="embed" xlink:actuate="onLoad"/>
          <draw:image xlink:href="./ObjectReplacements/Object 1" xlink:type="simple" xlink:show="embed" xlink:actuate="onLoad"/>
        </draw:frame>
        <draw:frame draw:style-name="gr2" draw:text-style-name="P1" draw:layer="layout" svg:width="16.393cm" svg:height="3.061cm" svg:x="5.803cm" svg:y="14.969cm">
          <text:p/>
          <draw:object xlink:href="../Gesetz%20von%20Boyle-Mariotte%20alternative%20Formulierung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besagt das Gesetz von Charles?</text:p>
          </draw:text-box>
        </draw:frame>
        <draw:frame presentation:style-name="pr2" draw:layer="layout" svg:width="25.199cm" svg:height="12.18cm" svg:x="1.4cm" svg:y="4.914cm" presentation:class="subtitle">
          <draw:text-box>
            <text:p>Das Volumen idealer Gase ist bei gleichbleibendem Druck und gleichbleibender Stoffmenge direkt proportional zur Temperatur:</text:p>
            <text:p/>
            <text:p/>
          </draw:text-box>
        </draw:frame>
        <draw:frame draw:style-name="gr2" draw:text-style-name="P1" draw:layer="layout" svg:width="15.739cm" svg:height="3.061cm" svg:x="6.13cm" svg:y="12.969cm">
          <text:p/>
          <draw:object xlink:href="../Gesetz%20von%20Charl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4" draw:layer="layout" svg:width="25.199cm" svg:height="12.18cm" svg:x="1.4cm" svg:y="4.914cm" presentation:class="subtitle">
          <draw:text-box>
            <text:p>Das Volumen einer Gasmenge verändert sich linear mit ihrer Temperatur. Da das Volumen eines Gases aber nicht negativ werden kann, muss es einen absoluten Nullpunkt geben, bei dem das Volumen der Gasmenge gleich 0 ist (Gesetz von Gay-Lussac):</text:p>
            <text:p/>
            <text:p/>
            <text:p>Gleiches gilt für den Druck (Gesetz von Amontons):</text:p>
          </draw:text-box>
        </draw:frame>
        <draw:frame draw:style-name="gr2" draw:text-style-name="P1" draw:layer="layout" svg:width="24.579cm" svg:height="2.798cm" svg:x="1.71cm" svg:y="11.4cm">
          <text:p/>
          <draw:object xlink:href="../Gesetz%20von%20Gay-Lussac.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28M11S</meta:editing-duration>
    <meta:editing-cycles>10</meta:editing-cycles>
    <meta:generator>LibreOffice/4.3.4.1$Windows_x86 LibreOffice_project/bc356b2f991740509f321d70e4512a6a54c5f243</meta:generator>
    <dc:date>2015-03-27T15:14:50.009000000</dc:date>
    <meta:document-statistic meta:object-count="121"/>
  </office:meta>
</office:document-meta>
</file>